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paragraph-rsid="001c0c4c"/>
    </style:style>
    <style:style style:name="P2" style:family="paragraph" style:parent-style-name="Standard">
      <style:text-properties officeooo:rsid="001a42ce" officeooo:paragraph-rsid="001a42ce"/>
    </style:style>
    <style:style style:name="P3" style:family="paragraph" style:parent-style-name="Standard" style:list-style-name="L1">
      <style:text-properties officeooo:rsid="001a42ce" officeooo:paragraph-rsid="001a42ce"/>
    </style:style>
    <style:style style:name="P4" style:family="paragraph" style:parent-style-name="Standard">
      <style:text-properties officeooo:rsid="001a42ce" officeooo:paragraph-rsid="001cac20"/>
    </style:style>
    <style:style style:name="P5" style:family="paragraph" style:parent-style-name="Standard">
      <style:text-properties officeooo:rsid="001a42ce" officeooo:paragraph-rsid="001e4781"/>
    </style:style>
    <style:style style:name="P6" style:family="paragraph" style:parent-style-name="Standard">
      <style:text-properties officeooo:rsid="001c0c4c" officeooo:paragraph-rsid="001c0c4c"/>
    </style:style>
    <style:style style:name="P7" style:family="paragraph" style:parent-style-name="Standard">
      <style:text-properties officeooo:rsid="001c0c4c" officeooo:paragraph-rsid="001a42ce"/>
    </style:style>
    <style:style style:name="P8" style:family="paragraph" style:parent-style-name="Standard">
      <style:text-properties fo:font-weight="bold" officeooo:rsid="001a42ce" officeooo:paragraph-rsid="001a42ce" style:font-weight-asian="bold" style:font-weight-complex="bold"/>
    </style:style>
    <style:style style:name="P9" style:family="paragraph" style:parent-style-name="Standard">
      <style:text-properties fo:font-weight="bold" officeooo:rsid="001a42ce" officeooo:paragraph-rsid="001e4781" style:font-weight-asian="bold" style:font-weight-complex="bold"/>
    </style:style>
    <style:style style:name="P10" style:family="paragraph" style:parent-style-name="Standard">
      <style:text-properties fo:font-weight="bold" officeooo:rsid="001c0c4c" officeooo:paragraph-rsid="001c0c4c" style:font-weight-asian="bold" style:font-weight-complex="bold"/>
    </style:style>
    <style:style style:name="P11" style:family="paragraph" style:parent-style-name="Standard">
      <style:text-properties fo:font-weight="bold" officeooo:paragraph-rsid="001a42c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a42ce" officeooo:paragraph-rsid="002300c5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urier" officeooo:rsid="001a42ce" officeooo:paragraph-rsid="001a42ce"/>
    </style:style>
    <style:style style:name="P14" style:family="paragraph" style:parent-style-name="Standard">
      <style:text-properties style:font-name="Courier" officeooo:rsid="001a42ce" officeooo:paragraph-rsid="001e4781"/>
    </style:style>
    <style:style style:name="P15" style:family="paragraph" style:parent-style-name="Standard">
      <style:text-properties style:font-name="Courier" officeooo:rsid="001a42ce" officeooo:paragraph-rsid="001ef97c"/>
    </style:style>
    <style:style style:name="P16" style:family="paragraph" style:parent-style-name="Standard">
      <style:text-properties fo:font-size="10pt" officeooo:rsid="001a42ce" officeooo:paragraph-rsid="001e4781" style:font-size-asian="10pt" style:font-size-complex="10pt"/>
    </style:style>
    <style:style style:name="T1" style:family="text">
      <style:text-properties officeooo:rsid="001a42ce"/>
    </style:style>
    <style:style style:name="T2" style:family="text">
      <style:text-properties officeooo:rsid="001c0c4c"/>
    </style:style>
    <style:style style:name="T3" style:family="text">
      <style:text-properties officeooo:rsid="001c9a89"/>
    </style:style>
    <style:style style:name="T4" style:family="text">
      <style:text-properties officeooo:rsid="001cac20"/>
    </style:style>
    <style:style style:name="T5" style:family="text">
      <style:text-properties officeooo:rsid="001e478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ac20"/>
    </style:style>
    <style:style style:name="T8" style:family="text">
      <style:text-properties officeooo:rsid="001ef97c"/>
    </style:style>
    <style:style style:name="T9" style:family="text">
      <style:text-properties style:font-name="Courier" officeooo:rsid="001e4781"/>
    </style:style>
    <style:style style:name="T10" style:family="text">
      <style:text-properties officeooo:rsid="00207d6b"/>
    </style:style>
    <style:style style:name="T11" style:family="text">
      <style:text-properties officeooo:rsid="0021d6b6"/>
    </style:style>
    <style:style style:name="T12" style:family="text">
      <style:text-properties officeooo:rsid="00228f25"/>
    </style:style>
    <style:style style:name="T13" style:family="text">
      <style:text-properties officeooo:rsid="0022d2a7"/>
    </style:style>
    <style:style style:name="T14" style:family="text">
      <style:text-properties fo:font-size="10pt" officeooo:rsid="0022d2a7" style:font-size-asian="10pt" style:font-size-complex="10pt"/>
    </style:style>
    <style:style style:name="T15" style:family="text">
      <style:text-properties fo:font-size="10pt" fo:font-weight="normal" officeooo:rsid="0022d2a7" style:font-size-asian="10pt" style:font-weight-asian="normal" style:font-size-complex="10pt" style:font-weight-complex="normal"/>
    </style:style>
    <style:style style:name="T16" style:family="text">
      <style:text-properties officeooo:rsid="0024a04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rammierung des <text:span text:style-name="T10">3fach E/A-Moduls<text:tab/><text:tab/><text:tab/><text:tab/></text:span><text:span text:style-name="T15">Dezember 2010 / E.Mueller</text:span></text:p>
      <text:p text:style-name="P7"/>
      <text:p text:style-name="P7"/>
      <text:p text:style-name="P10">0.Allgemeines</text:p>
      <text:p text:style-name="P6"/>
      <text:p text:style-name="P1"><text:span text:style-name="T2">Das Modul ist gerätetechnisch auf die E/A-Adresse</text:span><text:span text:style-name="T4">n</text:span><text:span text:style-name="T2"> C</text:span><text:span text:style-name="T4">0H bis C3H</text:span><text:span text:style-name="T2"> (192</text:span><text:span text:style-name="T4">dez</text:span><text:span text:style-name="T2"> </text:span><text:span text:style-name="T4">bis 195dez</text:span><text:span text:style-name="T2">) voreingestellt. Sie liegt im vorgesehenen Bereich für Anwender-Module. Diese Adresse ist </text:span><text:span text:style-name="T4">im </text:span><text:span text:style-name="T2">CPLD fest programmiert und vom Anwender nicht </text:span><text:span text:style-name="T4">ä</text:span><text:span text:style-name="T2">nder</text:span><text:span text:style-name="T3">bar</text:span><text:span text:style-name="T2">. Das Strukturbyte kann frei </text:span><text:span text:style-name="T3">festgelegt</text:span><text:span text:style-name="T2"> werden, sollte aber in de</text:span><text:span text:style-name="T4">m</text:span><text:span text:style-name="T2"> </text:span><text:span text:style-name="T3">dafür vorgesehene</text:span><text:span text:style-name="T4">n</text:span><text:span text:style-name="T3"> </text:span><text:span text:style-name="T2">Bereich </text:span><text:span text:style-name="T4">vo</text:span><text:span text:style-name="T2">n </text:span><text:span text:style-name="T4">C0H bis D7H</text:span><text:span text:style-name="T2"> liegen.</text:span></text:p>
      <text:p text:style-name="P2"/>
      <text:p text:style-name="P8">1.Inbetriebsetzung</text:p>
      <text:p text:style-name="P2"/>
      <text:p text:style-name="P2">Diese Anleitung geht von folgenden Annahmen aus:</text:p>
      <text:p text:style-name="P2"/>
      <text:list xml:id="list365197132" text:style-name="L1">
        <text:list-item>
          <text:p text:style-name="P3">Modul steckt in Platz 8</text:p>
        </text:list-item>
        <text:list-item>
          <text:p text:style-name="P3">wir befinden uns auf der CAOS-Ebene</text:p>
        </text:list-item>
        <text:list-item>
          <text:p text:style-name="P3">Strukturbyte ist auf <text:span text:style-name="T4">D4H</text:span> eingestellt</text:p>
        </text:list-item>
      </text:list>
      <text:p text:style-name="P2"/>
      <text:p text:style-name="P2">Um den 8255 schreiben und <text:span text:style-name="T16">l</text:span>esen zu können, muß das Modul aktiviert werden</text:p>
      <text:p text:style-name="P2"/>
      <text:p text:style-name="P13">SWITCH 8 1</text:p>
      <text:p text:style-name="P2"/>
      <text:p text:style-name="P2">Die LED erleuchtet und auf dem Schirm wird</text:p>
      <text:p text:style-name="P2"/>
      <text:p text:style-name="P13">08 <text:span text:style-name="T4">D4</text:span> 01</text:p>
      <text:p text:style-name="P2"/>
      <text:p text:style-name="P2">ausgegeben. Das Modul ist betriebsbereit und kann programmiert werden.</text:p>
      <text:p text:style-name="P2"/>
      <text:p text:style-name="P11"><text:span text:style-name="T1">2.</text:span><text:span text:style-name="T2">Initialisierung des 8255 / </text:span><text:span text:style-name="T1">Festlegen der Datenrichtung der Tore A, B und C</text:span></text:p>
      <text:p text:style-name="P2"/>
      <text:p text:style-name="P4"><text:span text:style-name="T4">Das Modul wird mit </text:span><text:span text:style-name="T11">vier</text:span><text:span text:style-name="T4"> E/A-Adressen gesteuert</text:span></text:p>
      <text:p text:style-name="P4"><text:span text:style-name="T4"/></text:p>
      <text:p text:style-name="P4"><text:span text:style-name="T4"><text:tab/>C3H (195dez) für Steuerung</text:span></text:p>
      <text:p text:style-name="P4"><text:span text:style-name="T4"><text:tab/>C2H (194dez) für Tor C (Port C)</text:span></text:p>
      <text:p text:style-name="P4"><text:span text:style-name="T4"><text:tab/>C1H (193dez) für Tor B (Port B)</text:span></text:p>
      <text:p text:style-name="P4"><text:span text:style-name="T4"><text:tab/>C0H (192dez) für Tor A (Port A)</text:span></text:p>
      <text:p text:style-name="P4"><text:span text:style-name="T4"><text:tab/></text:span></text:p>
      <text:p text:style-name="P4"><text:span text:style-name="T4">Von den/auf die E/A-Adressen C0H bis C2H kann, in Abhängigkeit von der Konfiguration des 8255, direkt gelesen bzw. geschrieben werden. Die E/A-Adresse C3H dient der „Programmierung“ des 8255. </text:span>Die Tabelle zeigt <text:span text:style-name="T4">die Varianten für den Standardanwendungsfall. Weitere Betriebsarten </text:span><text:span text:style-name="T5">und die Herleitung der Werte </text:span><text:span text:style-name="T4">sind dem Datenblatt zu entnehmen.</text:span></text:p>
      <text:p text:style-name="P2"/>
      <text:p text:style-name="P2"><text:span text:style-name="T4"><text:tab/></text:span><text:span text:style-name="T7">Wert<text:tab/></text:span><text:span text:style-name="T6"><text:tab/></text:span><text:span text:style-name="T7">Tor C<text:tab/><text:tab/>Tor B<text:tab/><text:tab/>Tor A</text:span></text:p>
      <text:p text:style-name="P4"><text:span text:style-name="T4"><text:tab/>128dez<text:tab/><text:tab/>Ausgang<text:tab/>Ausgang<text:tab/>Ausgang</text:span></text:p>
      <text:p text:style-name="P4"><text:span text:style-name="T4"><text:tab/>144dez<text:tab/><text:tab/>Ausgang<text:tab/>Ausgang<text:tab/>Eingang</text:span></text:p>
      <text:p text:style-name="P4"><text:span text:style-name="T4"><text:tab/>130dez<text:tab/><text:tab/>Ausgang<text:tab/>Eingang<text:tab/>Ausgang</text:span></text:p>
      <text:p text:style-name="P4"><text:span text:style-name="T4"><text:tab/>146dez<text:tab/><text:tab/>Ausgang<text:tab/>Eingang<text:tab/>Eingang</text:span></text:p>
      <text:p text:style-name="P2"><text:tab/><text:span text:style-name="T4">137dez<text:tab/><text:tab/>Eingang<text:tab/>Ausgang<text:tab/>Ausgang</text:span></text:p>
      <text:p text:style-name="P2"><text:span text:style-name="T4"><text:tab/>153dez<text:tab/><text:tab/>Eingang<text:tab/>Ausgang<text:tab/>Eingang</text:span></text:p>
      <text:p text:style-name="P2"><text:span text:style-name="T4"><text:tab/>139dez<text:tab/><text:tab/>Eingang<text:tab/>Eingang<text:tab/>Ausgang</text:span></text:p>
      <text:p text:style-name="P2"><text:span text:style-name="T4"><text:tab/>155dez<text:tab/><text:tab/>Eingang<text:tab/>Eingang<text:tab/>Eingang</text:span></text:p>
      <text:p text:style-name="P2"/>
      <text:p text:style-name="P5"><text:soft-page-break/><text:span text:style-name="T5">Mit diesem Vorwissen </text:span>wird <text:span text:style-name="T5">nun </text:span>der BASIC-Interpreter aufgerufen und folgende<text:span text:style-name="T5">r</text:span> Befehl eingegeben</text:p>
      <text:p text:style-name="P2"/>
      <text:p text:style-name="P13">OUT 195,<text:span text:style-name="T5">137</text:span></text:p>
      <text:p text:style-name="P2"/>
      <text:p text:style-name="P5"><text:span text:style-name="T5">Damit wird Tor A und Tor </text:span><text:span text:style-name="T12">B </text:span><text:span text:style-name="T5">jeweils als Ausgang und Tor C als Eingang definiert.</text:span></text:p>
      <text:p text:style-name="P5"><text:span text:style-name="T5"/></text:p>
      <text:p text:style-name="P5"><text:span text:style-name="T5">Mit dem Befehl</text:span></text:p>
      <text:p text:style-name="P5"><text:span text:style-name="T5"/></text:p>
      <text:p text:style-name="P5"><text:span text:style-name="T9">OUT 192,0</text:span><text:span text:style-name="T5"><text:tab/>bzw. </text:span><text:span text:style-name="T9">OUT 192,255</text:span></text:p>
      <text:p text:style-name="P5"><text:span text:style-name="T5"/></text:p>
      <text:p text:style-name="P5"><text:span text:style-name="T5">werden alle Bit von Tor A auf logisch </text:span><text:span text:style-name="T16">0</text:span><text:span text:style-name="T5"> bzw. logisch </text:span><text:span text:style-name="T16">1</text:span><text:span text:style-name="T5"> gesetzt.</text:span></text:p>
      <text:p text:style-name="P5"><text:span text:style-name="T5"/></text:p>
      <text:p text:style-name="P5"><text:span text:style-name="T5">Mit</text:span></text:p>
      <text:p text:style-name="P5"><text:span text:style-name="T5"/></text:p>
      <text:p text:style-name="P14"><text:span text:style-name="T5">A=INP(194)</text:span></text:p>
      <text:p text:style-name="P5"><text:span text:style-name="T5"/></text:p>
      <text:p text:style-name="P5"><text:span text:style-name="T5">wird Tor C eingelesen und in der Variablen A abgelegt.</text:span></text:p>
      <text:p text:style-name="P5"><text:span text:style-name="T5"/></text:p>
      <text:p text:style-name="P9"><text:span text:style-name="T5">3.Beispielprogramme</text:span></text:p>
      <text:p text:style-name="P5"><text:span text:style-name="T5"/></text:p>
      <text:p text:style-name="P5"><text:span text:style-name="T5">Ausgabe der Werte 0 bis 255 auf Tor A</text:span></text:p>
      <text:p text:style-name="P5"><text:span text:style-name="T5"/></text:p>
      <text:p text:style-name="P14"><text:span text:style-name="T5">10 OUT 195,128</text:span></text:p>
      <text:p text:style-name="P14"><text:span text:style-name="T5">20 FOR I=0 TO 255</text:span></text:p>
      <text:p text:style-name="P14"><text:span text:style-name="T5">30 OUT 192,I</text:span></text:p>
      <text:p text:style-name="P14"><text:span text:style-name="T5">40 PAUSE 1</text:span></text:p>
      <text:p text:style-name="P14"><text:span text:style-name="T5">50 NEXT I</text:span></text:p>
      <text:p text:style-name="P14"><text:span text:style-name="T5">60 END</text:span></text:p>
      <text:p text:style-name="P14"><text:span text:style-name="T5"/></text:p>
      <text:p text:style-name="P5"><text:span text:style-name="T5">Einlesen der Werte von Tor A und Tor B und Ausgabe deren Summe auf Tor C</text:span></text:p>
      <text:p text:style-name="P5"><text:span text:style-name="T5"/></text:p>
      <text:p text:style-name="P14"><text:span text:style-name="T5">10 OUT 195,1</text:span><text:span text:style-name="T8">46</text:span></text:p>
      <text:p text:style-name="P15"><text:span text:style-name="T8">20 A=INP(192)</text:span></text:p>
      <text:p text:style-name="P15"><text:span text:style-name="T8">30 B=INP(193)</text:span></text:p>
      <text:p text:style-name="P15"><text:span text:style-name="T8">40 C=A+B</text:span></text:p>
      <text:p text:style-name="P15"><text:span text:style-name="T8">50 OUT 194,C</text:span></text:p>
      <text:p text:style-name="P15"><text:span text:style-name="T8">60 END</text:span></text:p>
      <text:p text:style-name="P1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4T11:37:32</meta:creation-date>
    <dc:date>2010-12-14T15:00:00</dc:date>
    <meta:editing-duration>PT01H21M34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2" meta:paragraph-count="54" meta:word-count="378" meta:character-count="2273"/>
  </office:meta>
</office:document-meta>
</file>